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0f81" officeooo:paragraph-rsid="00150f81"/>
    </style:style>
    <style:style style:name="P2" style:family="paragraph" style:parent-style-name="Standard">
      <style:text-properties style:text-underline-style="solid" style:text-underline-width="auto" style:text-underline-color="font-color" officeooo:rsid="00150f81" officeooo:paragraph-rsid="00150f81"/>
    </style:style>
    <style:style style:name="P3" style:family="paragraph" style:parent-style-name="Standard">
      <style:text-properties fo:font-size="11pt" officeooo:rsid="00150f81" officeooo:paragraph-rsid="00150f81" style:font-size-asian="11pt" style:font-size-complex="11pt"/>
    </style:style>
    <style:style style:name="P4" style:family="paragraph" style:parent-style-name="Standard">
      <style:text-properties fo:font-size="11pt" style:text-underline-style="solid" style:text-underline-width="auto" style:text-underline-color="font-color" officeooo:rsid="00150f81" officeooo:paragraph-rsid="00150f81" style:font-size-asian="11pt" style:font-size-complex="11pt"/>
    </style:style>
    <style:style style:name="P5" style:family="paragraph" style:parent-style-name="Text_20_body">
      <style:paragraph-properties fo:margin-top="0cm" fo:margin-bottom="0.423cm" loext:contextual-spacing="false" fo:orphans="2" fo:widows="2"/>
    </style:style>
    <style:style style:name="T1" style:family="text">
      <style:text-properties officeooo:rsid="00150f81"/>
    </style:style>
    <style:style style:name="T2" style:family="text">
      <style:text-properties fo:font-variant="normal" fo:text-transform="none" fo:color="#333333" style:font-name="apple-system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333333" style:font-name="apple-system" fo:font-size="10pt" fo:letter-spacing="normal" fo:font-style="normal" fo:font-weight="normal" officeooo:rsid="00150f81" style:font-size-asian="10pt" style:font-size-complex="10pt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Journal du projet</text:span></text:p>
      <text:p text:style-name="P2">J<text:span text:style-name="T6">our 1 : Mardi 03 Janvier 2017</text:span></text:p>
      <text:p text:style-name="P3">Decouverte du sujet.</text:p>
      <text:p text:style-name="P3">Lecture de la documentation à propos du format ELF.</text:p>
      <text:p text:style-name="P3">Creation du main (ouverture du fichier, includes...)</text:p>
      <text:p text:style-name="P3">Creation de la fonction de lecture des headers (fonctionnelle)</text:p>
      <text:p text:style-name="P3">Creation de la fonction de lecture de section (non fonctionnelle)</text:p>
      <text:p text:style-name="P3"/>
      <text:p text:style-name="P4">Jour 2 : Mercredi 04 Janvier 2017</text:p>
      <text:p text:style-name="P3">Debuggage de la fonction de lecture de section </text:p>
      <text:p text:style-name="P3">Creation de la fonction de lecture de la table des symboles</text:p>
      <text:p text:style-name="P3">Création de la fonction d'affichage du contenu d'une section, par son nom et numéro (fonctionnelle)</text:p>
      <text:p text:style-name="P3">Ajout d'options au main</text:p>
      <text:p text:style-name="P3"/>
      <text:p text:style-name="P4">Jour 3 : Jeudi 05 Janvier 2017</text:p>
      <text:p text:style-name="P3">Modification sur la fonction de lecture de la table des symboles</text:p>
      <text:p text:style-name="P3">Création de la fonction de lecture/affichage de la table des réimplatations</text:p>
      <text:p text:style-name="P3">Début de la phase de fusion des headers</text:p>
      <text:p text:style-name="P3"/>
      <text:p text:style-name="P4">Jour 4 : Vendredi 06 Janvier 2017 </text:p>
      <text:p text:style-name="P3">Validation de la table des reimplémentations et de la table des symboles</text:p>
      <text:p text:style-name="P3">Finition de la fusion des headers</text:p>
      <text:p text:style-name="P3">Creation d'une structure globale de headers</text:p>
      <text:p text:style-name="P3"/>
      <text:p text:style-name="P4">Jour 5 : Lundi 09 Janvier 2017</text:p>
      <text:p text:style-name="P3">Audit de mi-projet</text:p>
      <text:p text:style-name="P3">Début de l'étape Fusion, renumérotation et correction des symboles</text:p>
      <text:p text:style-name="P3">Début de l'étape Fusion et correction des tables de réimplantations</text:p>
      <text:p text:style-name="P3">Debuggage de la fusion des headers et divers ajouts</text:p>
      <text:p text:style-name="P3">Création de main différent pour le reader et la fusion</text:p>
      <text:p text:style-name="P3">Prise en charge des options par getopt_long</text:p>
      <text:p text:style-name="P3"/>
      <text:p text:style-name="P4">Jour 6 : Mardi 10 Janvier 2017</text:p>
      <text:p text:style-name="P3">Debuggage de la fusion des symboles</text:p>
      <text:p text:style-name="P3">Modification de la fusion des tables de réimplantations</text:p>
      <text:p text:style-name="P3">Affichage des symboles du fichier issu de la fusion</text:p>
      <text:p text:style-name="P3">Création des fichiers à rendre</text:p>
      <text:p text:style-name="P3">Nettoyage du code réalisé pour le reader</text:p>
      <text:p text:style-name="P3"/>
      <text:p text:style-name="P4">Jour 7 : Mercredi 11 Janvier 2017</text:p>
      <text:p text:style-name="P3">Debuggage de la fusion des symboles (Voir Bogues)</text:p>
      <text:p text:style-name="P3">Modification de la fusion des tables de réimplantations</text:p>
      <text:p text:style-name="P3">Recherche de fuites de mémoire potentielles</text:p>
      <text:p text:style-name="P3"/>
      <text:p text:style-name="P4">Jour 8 : Jeudi 12 Janvier 2017</text:p>
      <text:p text:style-name="P3">Finalisation de la fusion des symboles</text:p>
      <text:p text:style-name="P3">Création d'un header pour la fusion</text:p>
      <text:p text:style-name="P3">Debuggage de la fusion des tables de réimplantations</text:p>
      <text:p text:style-name="P3">Correction des fuites de mémoire</text:p>
      <text:p text:style-name="P3"/>
      <text:p text:style-name="P4">Jour 9 : Vendredi 13 Janvier 2017</text:p>
      <text:p text:style-name="P3">Interrogation écrite</text:p>
      <text:p text:style-name="P3">Préparation de la soutenance</text:p>
      <text:p text:style-name="P3">Sout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23cm" loext:contextual-spacing="false" fo:orphans="2" fo:widows="2"/>
    </style:style>
    <style:style style:name="MT1" style:family="text">
      <style:text-properties fo:font-variant="normal" fo:text-transform="none" fo:color="#333333" style:font-name="apple-system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333333" style:font-name="apple-system" fo:font-size="10pt" fo:letter-spacing="normal" fo:font-style="normal" fo:font-weight="normal" officeooo:rsid="00150f8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ndre Valenti</text:span><text:span text:style-name="MT2">n - </text:span><text:span text:style-name="MT1">Defosse Benjami</text:span><text:span text:style-name="MT2">n - </text:span><text:span text:style-name="MT1">Duquennoy Antoine - Novel Mathias - Marco Floria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10:07.348484087</meta:creation-date>
    <dc:date>2017-01-12T14:34:56.838228186</dc:date>
    <meta:editing-duration>PT14M39S</meta:editing-duration>
    <meta:editing-cycles>1</meta:editing-cycles>
    <meta:document-statistic meta:table-count="0" meta:image-count="0" meta:object-count="0" meta:page-count="1" meta:paragraph-count="47" meta:word-count="347" meta:character-count="2061" meta:non-whitespace-character-count="1759"/>
    <meta:generator>LibreOffice/5.1.4.2$Linux_X86_64 LibreOffice_project/10m0$Build-2</meta:generator>
  </office:meta>
</office:document-meta>
</file>